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i>ln</mi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=</mo>
              <mn>1</mn>
            </mrow>
          </mrow>
        </mtd>
      </mtr>
      <mtr>
        <mtd>
          <mrow/>
        </mtd>
      </mtr>
      <mtr>
        <mtd>
          <mrow>
            <mo stretchy="false">⇒</mo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row>
                    <msup>
                      <mi>e</mi>
                      <mi>h</mi>
                    </msup>
                    <mo stretchy="false">−</mo>
                    <mn>1</mn>
                  </mrow>
                  <mi>h</mi>
                </mfrac>
              </mrow>
              <mo stretchy="false">=</mo>
              <mn>1</mn>
            </mrow>
          </mrow>
        </mtd>
      </mtr>
      <mtr>
        <mtd>
          <mrow/>
        </mtd>
      </mtr>
      <mtr>
        <mtd>
          <mrow>
            <mo stretchy="false">⇒</mo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row>
                  <msup>
                    <mi>e</mi>
                    <mi>h</mi>
                  </msup>
                  <mo stretchy="false">−</mo>
                  <mn>1</mn>
                </mrow>
              </mrow>
              <mo stretchy="false">=</mo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i>h</mi>
              </mrow>
            </mrow>
          </mrow>
        </mtd>
      </mtr>
      <mtr>
        <mtd>
          <mrow/>
        </mtd>
      </mtr>
      <mtr>
        <mtd>
          <mrow>
            <mo stretchy="false">⇒</mo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sup>
                  <mi>e</mi>
                  <mi>h</mi>
                </msup>
              </mrow>
              <mo stretchy="false">=</mo>
              <mrow>
                <mrow>
                  <munder>
                    <mi>lim</mi>
                    <mrow>
                      <mi>h</mi>
                      <mo stretchy="false">→</mo>
                      <mn>0</mn>
                    </mrow>
                  </munder>
                  <mi>h</mi>
                </mrow>
                <mo stretchy="false">+</mo>
                <mn>1</mn>
              </mrow>
            </mrow>
          </mrow>
        </mtd>
      </mtr>
      <mtr>
        <mtd>
          <mrow/>
        </mtd>
      </mtr>
      <mtr>
        <mtd>
          <mrow>
            <mo stretchy="false">⇒</mo>
            <mrow>
              <mi>e</mi>
              <mo stretchy="false">=</mo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sup>
                  <mrow>
                    <mo fence="true" stretchy="false">(</mo>
                    <mrow>
                      <mrow>
                        <mi>h</mi>
                        <mo stretchy="false">+</mo>
                        <mn>1</mn>
                      </mrow>
                    </mrow>
                    <mo fence="true" stretchy="false">)</mo>
                  </mrow>
                  <mfrac>
                    <mn>1</mn>
                    <mi>h</mi>
                  </mfrac>
                </msup>
              </mrow>
            </mrow>
          </mrow>
        </mtd>
      </mtr>
      <mtr>
        <mtd>
          <mrow/>
        </mtd>
      </mtr>
      <mtr>
        <mtd>
          <mrow>
            <mo stretchy="false">⇒</mo>
            <mrow>
              <msup>
                <mi>e</mi>
                <mrow>
                  <mi>l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up>
              <mo stretchy="false">=</mo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sup>
                  <mrow>
                    <mo fence="true" stretchy="false">(</mo>
                    <mrow>
                      <msup>
                        <mrow>
                          <mo fence="true" stretchy="false">(</mo>
                          <mrow>
                            <mrow>
                              <mi>h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  <mfrac>
                          <mn>1</mn>
                          <mi>h</mi>
                        </mfrac>
                      </msup>
                    </mrow>
                    <mo fence="true" stretchy="false">)</mo>
                  </mrow>
                  <mfrac>
                    <mrow>
                      <msup>
                        <mi>x</mi>
                        <mi>h</mi>
                      </msup>
                      <mo stretchy="false">−</mo>
                      <mn>1</mn>
                    </mrow>
                    <mi>h</mi>
                  </mfrac>
                </msup>
              </mrow>
            </mrow>
          </mrow>
        </mtd>
      </mtr>
      <mtr>
        <mtd>
          <mrow/>
        </mtd>
      </mtr>
      <mtr>
        <mtd>
          <mrow>
            <mo stretchy="false">⇒</mo>
            <mrow>
              <mi>x</mi>
              <mo stretchy="false">=</mo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sup>
                  <mrow>
                    <mo fence="true" stretchy="false">(</mo>
                    <mrow>
                      <msup>
                        <mrow>
                          <mo fence="true" stretchy="false">(</mo>
                          <mrow>
                            <mrow>
                              <mi>h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  <mfrac>
                          <mn>1</mn>
                          <mi>h</mi>
                        </mfrac>
                      </msup>
                    </mrow>
                    <mo fence="true" stretchy="false">)</mo>
                  </mrow>
                  <mfrac>
                    <mrow>
                      <msup>
                        <mi>x</mi>
                        <mi>h</mi>
                      </msup>
                      <mo stretchy="false">−</mo>
                      <mn>1</mn>
                    </mrow>
                    <mi>h</mi>
                  </mfrac>
                </msup>
              </mrow>
            </mrow>
          </mrow>
        </mtd>
      </mtr>
      <mtr>
        <mtd>
          <mrow/>
        </mtd>
      </mtr>
      <mtr>
        <mtd>
          <mrow>
            <mo stretchy="false">⇒</mo>
            <mi>l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i>ln</mi>
              </mrow>
            </mrow>
            <mrow>
              <mo fence="true" stretchy="false">(</mo>
              <mrow>
                <msup>
                  <mrow>
                    <mo fence="true" stretchy="false">(</mo>
                    <mrow>
                      <msup>
                        <mrow>
                          <mo fence="true" stretchy="false">(</mo>
                          <mrow>
                            <mrow>
                              <mi>h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  <mfrac>
                          <mn>1</mn>
                          <mi>h</mi>
                        </mfrac>
                      </msup>
                    </mrow>
                    <mo fence="true" stretchy="false">)</mo>
                  </mrow>
                  <mfrac>
                    <mrow>
                      <msup>
                        <mi>x</mi>
                        <mi>h</mi>
                      </msup>
                      <mo stretchy="false">−</mo>
                      <mn>1</mn>
                    </mrow>
                    <mi>h</mi>
                  </mfrac>
                </msup>
              </mrow>
              <mo fence="true" stretchy="false">)</mo>
            </mrow>
          </mrow>
        </mtd>
      </mtr>
      <mtr>
        <mtd>
          <mrow/>
        </mtd>
      </mtr>
      <mtr>
        <mtd>
          <mrow>
            <mo stretchy="false">⇒</mo>
            <mi>l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row>
                  <munder>
                    <mi>lim</mi>
                    <mrow>
                      <mi>h</mi>
                      <mo stretchy="false">→</mo>
                      <mn>0</mn>
                    </mrow>
                  </munder>
                  <mfrac>
                    <mn>1</mn>
                    <mi>h</mi>
                  </mfrac>
                </mrow>
                <mo stretchy="false">∗</mo>
                <mfrac>
                  <mrow>
                    <msup>
                      <mi>x</mi>
                      <mi>h</mi>
                    </msup>
                    <mo stretchy="false">−</mo>
                    <mn>1</mn>
                  </mrow>
                  <mi>h</mi>
                </mfrac>
                <mo stretchy="false">∗</mo>
                <mi>ln</mi>
              </mrow>
            </mrow>
            <mrow>
              <mo fence="true" stretchy="false">(</mo>
              <mrow>
                <mrow>
                  <mi>h</mi>
                  <mo stretchy="false">+</mo>
                  <mn>1</mn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o stretchy="false">⇒</mo>
            <mi>l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row>
                  <munder>
                    <mi>lim</mi>
                    <mrow>
                      <mi>h</mi>
                      <mo stretchy="false">→</mo>
                      <mn>0</mn>
                    </mrow>
                  </munder>
                  <mrow>
                    <mi>l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stretchy="false">∗</mo>
                <mfrac>
                  <mrow>
                    <mi>ln</mi>
                    <mrow>
                      <mo fence="true" stretchy="false">(</mo>
                      <mrow>
                        <mrow>
                          <mi>h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  <mi>h</mi>
                </mfrac>
              </mrow>
            </mrow>
          </mrow>
        </mtd>
      </mtr>
      <mtr>
        <mtd>
          <mrow/>
        </mtd>
      </mtr>
      <mtr>
        <mtd>
          <mrow>
            <mi mathvariant="italic">Por</mi>
            <mi mathvariant="italic">la</mi>
            <mi mathvariant="italic">regla</mi>
            <mi mathvariant="italic">de</mi>
            <mi>L</mi>
            <mi>'</mi>
            <mi mathvariant="italic">Hopital</mi>
            <mn>...</mn>
          </mrow>
        </mtd>
      </mtr>
      <mtr>
        <mtd>
          <mrow/>
        </mtd>
      </mtr>
      <mtr>
        <mtd>
          <mrow>
            <mo stretchy="false">⇒</mo>
            <mi>l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row>
                  <munder>
                    <mi>lim</mi>
                    <mrow>
                      <mi>h</mi>
                      <mo stretchy="false">→</mo>
                      <mn>0</mn>
                    </mrow>
                  </munder>
                  <mrow>
                    <mi>l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stretchy="false">∗</mo>
                <mfrac>
                  <mn>1</mn>
                  <mrow>
                    <mi>h</mi>
                    <mo stretchy="false">+</mo>
                    <mn>1</mn>
                  </mrow>
                </mfrac>
                <mo stretchy="false">∗</mo>
                <mn>1</mn>
              </mrow>
            </mrow>
          </mrow>
        </mtd>
      </mtr>
      <mtr>
        <mtd>
          <mrow/>
        </mtd>
      </mtr>
      <mtr>
        <mtd>
          <mrow>
            <mo stretchy="false">⇒</mo>
            <mi>l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n</mi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/>
        </mtd>
      </mtr>
      <mtr>
        <mtd>
          <mrow>
            <mo stretchy="false">⇒</mo>
            <mrow>
              <msup>
                <mi>e</mi>
                <mrow>
                  <mi>l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up>
              <mo stretchy="false">=</mo>
              <mi>x</mi>
            </mrow>
          </mrow>
        </mtd>
      </mtr>
    </mtable>
    <annotation encoding="StarMath 5.0">ln( e )=1
newline
newline
drarrow lim from {h rightarrow 0} {{e^h-1} over h} = 1
newline
newline
drarrow lim from {h rightarrow 0} {e^h-1} = lim from {h rightarrow 0} h
newline
newline
drarrow lim from {h rightarrow 0} e^h= lim from {h rightarrow 0} h+1
newline
newline
drarrow e= lim from {h rightarrow 0} (h+1)^{ 1 over h }
newline
newline
drarrow e^{ln( x )}=lim from {h rightarrow 0} ((h+1)^{ 1 over h })^{ {x^h-1} over h }
newline
newline
drarrow x=lim from {h rightarrow 0} ((h+1)^{ 1 over h })^{ {x^h-1} over h }
newline
newline
drarrow ln(x)=lim from {h rightarrow 0} ln(((h+1)^{ 1 over h })^{ {x^h-1} over h })
newline
newline
drarrow ln(x)=lim from {h rightarrow 0}{ 1 over h }*{ {x^h-1} over h }* ln(h+1)
newline
newline
drarrow ln(x)=lim from {h rightarrow 0}{ln(x)}* {{ln(h+1)} over h}
newline
newline
Por la regla de L'Hopital...
newline
newline
drarrow ln(x)=lim from {h rightarrow 0}{ln(x)}* {1 over {h+1}}*1
newline
newline
drarrow ln(x)=ln(x)
newline
newline
drarrow e^{ln( x )}=x</annotation>
  </semantics>
</math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5T10:11:05.742857915</meta:creation-date>
    <dc:date>2020-05-15T10:26:14.158194257</dc:date>
    <meta:editing-duration>PT13M3S</meta:editing-duration>
    <meta:editing-cycles>11</meta:editing-cycles>
    <meta:generator>LibreOffice/6.4.3.2$Linux_X86_64 LibreOffice_project/40$Build-2</meta:generator>
  </office:meta>
</office:document-meta>
</file>